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8403" officeooo:paragraph-rsid="00178403"/>
    </style:style>
    <style:style style:name="P2" style:family="paragraph" style:parent-style-name="Standard">
      <style:paragraph-properties style:line-height-at-least="0.1665in"/>
      <style:text-properties fo:color="#ffffff" loext:opacity="100%" style:font-name="Droid Sans Mono" fo:font-size="9pt" fo:font-weight="normal" fo:background-color="#1c1e23"/>
    </style:style>
    <style:style style:name="P3" style:family="paragraph" style:parent-style-name="Standard">
      <style:text-properties fo:color="#ffffff" loext:opacity="100%" style:font-name="Droid Sans Mono" fo:font-size="9pt" fo:font-weight="normal" officeooo:rsid="00178403" officeooo:paragraph-rsid="00178403" fo:background-color="#1c1e23"/>
    </style:style>
    <style:style style:name="P4" style:family="paragraph" style:parent-style-name="Standard">
      <style:paragraph-properties style:line-height-at-least="0.1665in"/>
    </style:style>
    <style:style style:name="T1" style:family="text">
      <style:text-properties fo:color="#9cdcfe" loext:opacity="100%"/>
    </style:style>
    <style:style style:name="T2" style:family="text">
      <style:text-properties fo:color="#b5cea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go aplicacion propieties</text:p>
      <text:p text:style-name="P1"/>
      <text:p text:style-name="P3">server.<text:span text:style-name="T1">port</text:span>=<text:span text:style-name="T2">8001</text:span></text:p>
      <text:p text:style-name="P2">spring.application.<text:span text:style-name="T1">name</text:span>=user-service</text:p>
      <text:p text:style-name="P4"/>
      <text:p text:style-name="P2">spring.datasource.<text:span text:style-name="T1">url</text:span>=jdbc:mysql://localhost/curriculum?<text:span text:style-name="T1">serverTimezone</text:span>=America/Bogota</text:p>
      <text:p text:style-name="P2">spring.datasource.<text:span text:style-name="T1">username</text:span>=root</text:p>
      <text:p text:style-name="P2">spring.datasource.<text:span text:style-name="T1">password</text:span>=</text:p>
      <text:p text:style-name="P2">spring.datasource.driver-class-<text:span text:style-name="T1">name</text:span>=com.mysql.cj.jdbc.Driver</text:p>
      <text:p text:style-name="P2">spring.jpa.database-<text:span text:style-name="T1">platform</text:span>=org.hibernate.dialect.MariaDBDialect</text:p>
      <text:p text:style-name="P2">spring.jpa.hibernate.ddl-<text:span text:style-name="T1">auto</text:span>=create-drop</text:p>
      <text:p text:style-name="P2">logging.level.org.hibernate.<text:span text:style-name="T1">SQL</text:span>=debu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2:55:25.661574329</meta:creation-date>
    <dc:date>2022-04-03T12:56:07.209071785</dc:date>
    <meta:editing-duration>PT43S</meta:editing-duration>
    <meta:editing-cycles>1</meta:editing-cycles>
    <meta:document-statistic meta:table-count="0" meta:image-count="0" meta:object-count="0" meta:page-count="1" meta:paragraph-count="10" meta:word-count="12" meta:character-count="426" meta:non-whitespace-character-count="424"/>
    <meta:generator>LibreOffice/7.3.1.3$Linux_X86_64 LibreOffice_project/30$Build-3</meta:generator>
  </office:meta>
</office:document-meta>
</file>